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rockingsoccer.com/lv/futbols/help/home/category-2/article-18" text:style-name="Internet_20_link" text:visited-style-name="Visited_20_Internet_20_Link">https://rockingsoccer.com/lv/futbols/help/home/category-2/article-18</text:a></text:h>
      <text:h text:style-name="P2" text:outline-level="1">Spēlētāji un prasmes: Pozīcijas/malas pieredze</text:h>
      <text:p text:style-name="P1">Pozīcijas un malas pieredze rāda cik labi iederēsies katrs spēlētājs specifiskā pozīcijā (aizsargs, pussargs, uzbrucējs vai vārtsargs) vai konkrētā malā (kreisā, centrā, labā). Šie rādītāji mainas vienīgi kad spēlētājs spēlē.</text:p>
      <text:h text:style-name="P3" text:outline-level="3">Pozīcijas pieredze</text:h>
      <text:p text:style-name="P1">Pozīcijas pieredze dod nelielu bonusu <text:span text:style-name="T1"><office:annotation office:name="__Annotation__1_1077632360"><dc:creator>Nezināms autors</dc:creator><dc:date>2018-11-11T15:15:32.201000000</dc:date><text:p text:style-name="P4"><text:span text:style-name="T2">trenējamām</text:span></text:p></office:annotation></text:span><text:span text:style-name="T1">trenējamāmām</text:span><office:annotation-end office:name="__Annotation__1_1077632360"/> prasmēm (taktika, bloķēšana, divcīņas, piespēle un sitiens). Maksimālā vērtība pozīcijas pieredzei ir 1000 (pēc pozīcijas treniņa šī vērtība var būt skaitliski lielāka). 1000 Pozīcijas pieredzes punkti dod 0,75 bumbu bonusu visām trenējamām prasmēm.</text:p>
      <text:p text:style-name="P1">Pozīcijas pieredze tiek iegūta spēlējot konkrētajā pozīcijā. Kad spēlētājs spēlē kā aizsargs, tad viņa aizsarga pieredze palielinās, utt. Kad spēlētājs nespēlē šajā pozīcijā (vai arī nespēlē vispār) viņa pieredze lēnām samazinās. Jo lielāka ir pieredze, jo ātrāk tā samazināsies. Tas padara pieredzes iegūšanu nedaudz sarežģītāku.</text:p>
      <text:p text:style-name="P1"><text:span text:style-name="T1"><office:annotation office:name="__Annotation__3_1077632360"><dc:creator>Nezināms autors</dc:creator><dc:date>2018-11-11T15:16:57.833000000</dc:date><text:p text:style-name="P4"><text:span text:style-name="T2">Dažas</text:span></text:p></office:annotation></text:span><text:span text:style-name="T1">Daža</text:span><office:annotation-end office:name="__Annotation__3_1077632360"/> pozīcijas, <office:annotation office:name="__Annotation__5_1077632360"><dc:creator>Nezināms autors</dc:creator><dc:date>2018-11-11T15:17:32.137000000</dc:date><text:p text:style-name="P4"><text:span text:style-name="T2">kā, piemēram, aizsardzības</text:span></text:p></office:annotation>kā piemēram aizsardzības<office:annotation-end office:name="__Annotation__5_1077632360"/> pussargs, tiek ņemta vērā pieredze pa divām pozīcijām. Spēlētājs spēlējot kā aizsardzības pussargs var lietot vai nu aizsarga <text:span text:style-name="T1"><office:annotation office:name="__Annotation__7_1077632360"><dc:creator>Nezināms autors</dc:creator><dc:date>2018-11-11T15:18:38.874000000</dc:date><text:p text:style-name="P4"><text:span text:style-name="T2">pieredzi</text:span></text:p></office:annotation></text:span><text:span text:style-name="T1">pieredze</text:span><office:annotation-end office:name="__Annotation__7_1077632360"/>, vai pussarga pieredzi, atkarībā kura no tām ir lielāka.</text:p>
      <text:h text:style-name="P3" text:outline-level="3">Malu pieredze</text:h>
      <text:p text:style-name="P1">Malu pieredze darbojas līdzīgi, bet tai ir 3 reizes mazāka ietekme kā pozīciju pieredzei. Ja tev ir jāizvēlas, starp labās malas aizsargu un kreisās malas pussargu, kurš spēlēs kreisās puses aizmugurē, tad labāk izvēlēties aizsargu.</text:p>
      <text:p text:style-name="P1">Nepastāv tāda "centra" pieredze, jo spēlētājs, saņems bonusu vienalga kurā malā viņš spēlēs. Tas nozīmē, ka centra spēlētāji būs tikpat labi arī spēlējot malā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5:09:46.652000000</meta:creation-date>
    <dc:date>2018-11-11T15:21:54.978000000</dc:date>
    <meta:editing-duration>PT1M58S</meta:editing-duration>
    <meta:editing-cycles>2</meta:editing-cycles>
    <meta:generator>LibreOffice/6.0.2.1$Windows_X86_64 LibreOffice_project/f7f06a8f319e4b62f9bc5095aa112a65d2f3ac89</meta:generator>
    <meta:document-statistic meta:table-count="0" meta:image-count="0" meta:object-count="0" meta:page-count="1" meta:paragraph-count="10" meta:word-count="216" meta:character-count="1624" meta:non-whitespace-character-count="1418"/>
  </office:meta>
</office:document-meta>
</file>